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86cm"/>
    </style:style>
    <style:style style:name="Table1.4" style:family="table-row">
      <style:table-row-properties style:min-row-height="4.763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and o.port_of_loading_id.name or ''&gt;</text:placeholder></text:p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  <text:p text:style-name="P7"/>
            <text:p text:style-name="P7"><text:s text:c="26"/><text:placeholder text:placeholder-type="text">&lt;o.sale_id.incoterms_id.code or ''&gt;</text:placeholder> <text:placeholder text:placeholder-type="text">&lt;o.lc_no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1:51:28</dc:date>
    <meta:editing-duration>PT14H20M32S</meta:editing-duration>
    <meta:editing-cycles>272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5" meta:word-count="210" meta:character-count="2489" meta:non-whitespace-character-count="2098"/>
  </office:meta>
</office:document-meta>
</file>